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left="0.198in" fo:margin-right="0.198in" fo:text-indent="0in" style:auto-text-indent="false"/>
      <style:text-properties officeooo:paragraph-rsid="0006310e"/>
    </style:style>
    <style:style style:name="P5" style:family="paragraph" style:parent-style-name="Standard">
      <style:paragraph-properties fo:margin-left="0in" fo:margin-right="0.1866in" fo:text-align="start" style:justify-single-word="false" fo:text-indent="0in" style:auto-text-indent="false"/>
      <style:text-properties officeooo:paragraph-rsid="0006310e"/>
    </style:style>
    <style:style style:name="P6" style:family="paragraph" style:parent-style-name="Standard">
      <style:paragraph-properties fo:margin-left="0in" fo:margin-right="0.1866in" fo:text-align="start" style:justify-single-word="false" fo:text-indent="0in" style:auto-text-indent="false"/>
      <style:text-properties fo:font-size="16pt" officeooo:paragraph-rsid="0006310e" style:font-size-asian="14pt" style:font-size-complex="16pt"/>
    </style:style>
    <style:style style:name="P7" style:family="paragraph" style:parent-style-name="Standard" style:master-page-name="">
      <style:paragraph-properties fo:margin-left="0in" fo:margin-right="0.1866in" fo:text-align="start" style:justify-single-word="false" fo:text-indent="0in" style:auto-text-indent="false" style:page-number="auto"/>
      <style:text-properties fo:font-size="16pt" officeooo:paragraph-rsid="0006310e" style:font-size-asian="14pt" style:font-size-complex="16pt"/>
    </style:style>
    <style:style style:name="P8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officeooo:paragraph-rsid="0009b6ac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paragraph-rsid="0009b6ac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ae00" fo:font-size="32pt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color="#00ae00" fo:font-size="32pt" officeooo:paragraph-rsid="0009b6ac" style:font-size-asian="32pt" style:font-size-complex="32pt"/>
    </style:style>
    <style:style style:name="P14" style:family="paragraph" style:parent-style-name="Standard">
      <style:text-properties officeooo:paragraph-rsid="0009b6ac"/>
    </style:style>
    <style:style style:name="P15" style:family="paragraph" style:parent-style-name="Standard" style:master-page-name="">
      <loext:graphic-properties draw:fill="none"/>
      <style:paragraph-properties fo:margin-left="0in" fo:margin-right="0.1866in" fo:text-align="start" style:justify-single-word="false" fo:text-indent="0in" style:auto-text-indent="false" style:page-number="auto" fo:background-color="transparent"/>
      <style:text-properties fo:font-size="16pt" fo:font-weight="normal" officeooo:paragraph-rsid="0009b6ac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310e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fo:font-weight="bold" officeooo:rsid="0009b6ac" style:font-weight-asian="bold" style:font-weight-complex="bold"/>
    </style:style>
    <style:style style:name="T6" style:family="text">
      <style:text-properties officeooo:rsid="0009b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oard18 is ready for use!</text:p>
      <text:p text:style-name="Standard"/>
      <text:p text:style-name="P10">If you <text:span text:style-name="T6">would like to </text:span>play <text:span text:style-name="T6">an</text:span> 18xx game via Email <text:s/>then please consider using BOARD18.</text:p>
      <text:p text:style-name="Standard"/>
      <text:p text:style-name="P1">A BOARD18 game session <text:span text:style-name="T6">can be</text:span> used to display the game board and the stock market for an 18xx game. It runs as a web service accessed via <text:s/>a<text:span text:style-name="T6">ny </text:span>current web browser running on each players computer. Only players who can log in to the game can update the BOARD18 game session for that game. </text:p>
      <text:p text:style-name="P1"/>
      <text:p text:style-name="P9">BOARD18 currently supports <text:span text:style-name="T6">over 30 different 18xx games. And more game boxes are constantly being added.</text:span></text:p>
      <text:p text:style-name="P1"/>
      <text:p text:style-name="P1">The most current release of BOARD18 can be found at <text:span text:style-name="T4">de</text:span><text:span text:style-name="T5">v</text:span><text:span text:style-name="T4">2.board18.org</text:span></text:p>
      <text:p text:style-name="P1"><text:span text:style-name="T2">A BOARD18 players guide is at </text:span><text:span text:style-name="T4">wiki.board18.org/w/Player's_Guide_V</text:span><text:span text:style-name="T5">2.4</text:span></text:p>
      <text:p text:style-name="P2"><text:span text:style-name="T3">And t</text:span>he BOARD18 Project web site is at <text:span text:style-name="T4">board18.org</text:span><text:span text:style-name="T1"> </text:span></text:p>
      <text:p text:style-name="P3"/>
      <text:p text:style-name="P3"/>
      <text:p text:style-name="P13">Board18 is ready for use!</text:p>
      <text:p text:style-name="P14"/>
      <text:p text:style-name="P11">If you <text:span text:style-name="T6">would like to </text:span>play <text:span text:style-name="T6">an</text:span> 18xx game via Email <text:s/>then please consider using BOARD18.</text:p>
      <text:p text:style-name="P14"/>
      <text:p text:style-name="P9">A BOARD18 game session <text:span text:style-name="T6">can be</text:span> used to display the game board and the stock market for an 18xx game. It runs as a web service accessed via <text:s/>a<text:span text:style-name="T6">ny </text:span>current web browser running on each players computer. Only players who can log in to the game can update the BOARD18 game session for that game. </text:p>
      <text:p text:style-name="P9"/>
      <text:p text:style-name="P9">BOARD18 currently supports <text:span text:style-name="T6">over 30 different 18xx games. And more game boxes are constantly being added.</text:span></text:p>
      <text:p text:style-name="P9"/>
      <text:p text:style-name="P9">The most current release of BOARD18 can be found at <text:span text:style-name="T4">de</text:span><text:span text:style-name="T5">v</text:span><text:span text:style-name="T4">2.board18.org</text:span></text:p>
      <text:p text:style-name="P9"><text:span text:style-name="T2">A BOARD18 players guide is at </text:span><text:span text:style-name="T4">wiki.board18.org/w/Player's_Guide_V</text:span><text:span text:style-name="T5">2.4</text:span></text:p>
      <text:p text:style-name="P15"><text:span text:style-name="T3">And t</text:span>he BOARD18 Project web site is at <text:span text:style-name="T4">board18.org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4-08-08T08:37:09</meta:creation-date>
    <meta:print-date>2017-04-13T08:03:39.475046654</meta:print-date>
    <dc:date>2017-04-13T08:02:28.946676551</dc:date>
    <meta:editing-duration>PT11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38" meta:character-count="1378" meta:non-whitespace-character-count="1146"/>
  </office:meta>
</office:document-meta>
</file>